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10b" officeooo:paragraph-rsid="001e81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et,const,var programme?</text:p>
      <text:p text:style-name="P1">2. whiel and do while?</text:p>
      <text:p text:style-name="P1">3. for, for each,map , reduce,filter,sort?</text:p>
      <text:p text:style-name="P1">4. node js is single threaded or asynchronous or non blocking or dynamic typed or event driven programming language proved it?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hub_pat_11BA4DA7I03CteGqt5HD9o_uvdbH6h12oDigT5CeXvWRyupJTWaiZllMgOS1CgzMfpZKWB7WE2tItb0V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6:33:44.044117899</meta:creation-date>
    <dc:date>2023-06-28T17:04:59.836425731</dc:date>
    <meta:editing-duration>PT31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6" meta:character-count="311" meta:non-whitespace-character-count="280"/>
  </office:meta>
</office:document-meta>
</file>